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7681" officeooo:paragraph-rsid="00117681"/>
    </style:style>
    <style:style style:name="P2" style:family="paragraph" style:parent-style-name="Standard">
      <style:text-properties officeooo:rsid="00117681" officeooo:paragraph-rsid="0014427d"/>
    </style:style>
    <style:style style:name="P3" style:family="paragraph" style:parent-style-name="Standard">
      <style:text-properties officeooo:paragraph-rsid="00117681"/>
    </style:style>
    <style:style style:name="P4" style:family="paragraph" style:parent-style-name="Standard">
      <style:text-properties style:use-window-font-color="true" loext:opacity="0%" fo:font-weight="normal" officeooo:rsid="00117681" officeooo:paragraph-rsid="00117681" style:font-weight-asian="normal" style:font-weight-complex="normal"/>
    </style:style>
    <style:style style:name="P5" style:family="paragraph" style:parent-style-name="Standard">
      <style:text-properties style:use-window-font-color="true" loext:opacity="0%" fo:font-style="normal" style:text-underline-style="none" fo:font-weight="normal" officeooo:rsid="00117681" officeooo:paragraph-rsid="0011768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4427d" officeooo:paragraph-rsid="0014427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6052d" officeooo:paragraph-rsid="0016052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840bc" officeooo:paragraph-rsid="001840b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bold" officeooo:rsid="0016052d" officeooo:paragraph-rsid="0016052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17681" officeooo:paragraph-rsid="00117681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2a6099" loext:opacity="100%" fo:font-style="italic" style:text-underline-style="none" fo:font-weight="bold" officeooo:rsid="0014427d" officeooo:paragraph-rsid="00117681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2a6099" loext:opacity="100%" fo:font-style="italic" style:text-underline-style="none" fo:font-weight="bold" officeooo:rsid="0014427d" officeooo:paragraph-rsid="0014427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a6099" loext:opacity="100%" fo:font-style="italic" style:text-underline-style="none" fo:font-weight="bold" officeooo:rsid="0014427d" officeooo:paragraph-rsid="0014427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4427d" officeooo:paragraph-rsid="0014427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4427d" officeooo:paragraph-rsid="0016052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6052d" officeooo:paragraph-rsid="0016052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2a6099" loext:opacity="100%" fo:font-style="italic" style:text-underline-style="none" fo:font-weight="bold" officeooo:rsid="0016972c" officeooo:paragraph-rsid="0016972c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2a6099" loext:opacity="100%" fo:font-style="italic" style:text-underline-style="none" fo:font-weight="bold" officeooo:rsid="0016972c" officeooo:paragraph-rsid="001c2924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6972c" officeooo:paragraph-rsid="00195192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2a6099" loext:opacity="100%" fo:font-style="normal" style:text-underline-style="none" fo:font-weight="normal" officeooo:rsid="00117681" officeooo:paragraph-rsid="0011768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1840bc"/>
    </style:style>
    <style:style style:name="P22" style:family="paragraph" style:parent-style-name="Standard">
      <style:paragraph-properties fo:text-align="center" style:justify-single-word="false"/>
      <style:text-properties officeooo:rsid="0014427d" officeooo:paragraph-rsid="0014427d"/>
    </style:style>
    <style:style style:name="P23" style:family="paragraph" style:parent-style-name="Standard">
      <style:text-properties officeooo:rsid="00117681" officeooo:paragraph-rsid="00117681"/>
    </style:style>
    <style:style style:name="P24" style:family="paragraph" style:parent-style-name="Standard">
      <style:text-properties officeooo:rsid="00117681" officeooo:paragraph-rsid="0022ccf7"/>
    </style:style>
    <style:style style:name="P25" style:family="paragraph" style:parent-style-name="Standard">
      <style:text-properties officeooo:paragraph-rsid="00117681"/>
    </style:style>
    <style:style style:name="P26" style:family="paragraph" style:parent-style-name="Standard">
      <style:paragraph-properties fo:text-align="justify" style:justify-single-word="false"/>
      <style:text-properties officeooo:paragraph-rsid="00117681"/>
    </style:style>
    <style:style style:name="P27" style:family="paragraph" style:parent-style-name="Standard">
      <style:paragraph-properties fo:text-align="justify" style:justify-single-word="false"/>
      <style:text-properties officeooo:paragraph-rsid="001fa1d0"/>
    </style:style>
    <style:style style:name="P28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4427d" officeooo:paragraph-rsid="0014427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6972c" officeooo:paragraph-rsid="001d1be1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bold" officeooo:rsid="0016972c" officeooo:paragraph-rsid="001ebcba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font-style="italic" style:text-underline-style="none" fo:font-weight="bold" officeooo:rsid="001ebcba" officeooo:paragraph-rsid="001ebcba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2a6099" loext:opacity="100%" fo:font-style="italic" style:text-underline-style="none" fo:font-weight="normal" officeooo:rsid="0016972c" officeooo:paragraph-rsid="001d1be1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bold" officeooo:rsid="0016052d" officeooo:paragraph-rsid="0016052d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bold" officeooo:rsid="001d1be1" officeooo:paragraph-rsid="001d1be1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bold" officeooo:rsid="001fa1d0" officeooo:paragraph-rsid="001fa1d0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d1be1" officeooo:paragraph-rsid="001d1be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d1be1" officeooo:paragraph-rsid="001ebcb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840bc" officeooo:paragraph-rsid="001840b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ebcba" officeooo:paragraph-rsid="001ebcb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fo:font-style="normal" style:text-underline-style="none" fo:font-weight="normal" officeooo:rsid="001fa1d0" officeooo:paragraph-rsid="001fa1d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fo:font-size="6pt" fo:font-style="normal" style:text-underline-style="none" fo:font-weight="normal" officeooo:rsid="001d1be1" officeooo:paragraph-rsid="001d1be1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fo:font-style="italic" style:text-underline-style="none" fo:font-weight="bold" officeooo:rsid="001fa1d0" officeooo:paragraph-rsid="001fa1d0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fo:font-size="7pt" fo:font-style="normal" style:text-underline-style="none" fo:font-weight="normal" officeooo:rsid="001d1be1" officeooo:paragraph-rsid="001d1be1" style:font-size-asian="6.09999990463257pt" style:font-style-asian="normal" style:font-weight-asian="normal" style:font-size-complex="7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c9211e" loext:opacity="100%" fo:font-style="italic" style:text-underline-style="none" fo:font-weight="normal" officeooo:rsid="001d1be1" officeooo:paragraph-rsid="001d1be1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rsid="001fa1d0" officeooo:paragraph-rsid="001fa1d0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d1be1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6pt" officeooo:paragraph-rsid="001d1be1" style:font-size-asian="5.25pt" style:font-size-complex="6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11768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a1d0" style:font-weight-asian="bold" style:font-weight-complex="bold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 fo:font-weight="normal" officeooo:rsid="00117681" style:font-weight-asian="normal" style:font-weight-complex="normal"/>
    </style:style>
    <style:style style:name="T8" style:family="text">
      <style:text-properties style:use-window-font-color="true" loext:opacity="0%" fo:font-weight="bold" officeooo:rsid="00117681" style:font-weight-asian="bold" style:font-weight-complex="bold"/>
    </style:style>
    <style:style style:name="T9" style:family="text">
      <style:text-properties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loext:opacity="0%" fo:font-style="normal" style:text-underline-style="none" fo:font-weight="normal" officeooo:rsid="001840bc" style:font-style-asian="normal" style:font-weight-asian="normal" style:font-style-complex="normal" style:font-weight-complex="normal"/>
    </style:style>
    <style:style style:name="T11" style:family="text">
      <style:text-properties style:use-window-font-color="true" loext:opacity="0%" fo:font-style="normal" style:text-underline-style="none" fo:font-weight="normal" officeooo:rsid="001d1be1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fo:font-style="normal" style:text-underline-style="none" fo:font-weight="normal" officeooo:rsid="001fa1d0" style:font-style-asian="normal" style:font-weight-asian="normal" style:font-style-complex="normal" style:font-weight-complex="normal"/>
    </style:style>
    <style:style style:name="T13" style:family="text">
      <style:text-properties style:use-window-font-color="true" loext:opacity="0%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style:use-window-font-color="true" loext:opacity="0%" fo:font-style="normal" style:text-underline-style="none" fo:font-weight="bold" officeooo:rsid="001fa1d0" style:font-style-asian="normal" style:font-weight-asian="bold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052d" style:font-weight-asian="normal" style:font-weight-complex="normal"/>
    </style:style>
    <style:style style:name="T17" style:family="text">
      <style:text-properties fo:font-weight="normal" officeooo:rsid="0021104d" style:font-weight-asian="normal" style:font-weight-complex="normal"/>
    </style:style>
    <style:style style:name="T18" style:family="text">
      <style:text-properties officeooo:rsid="0014427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6052d"/>
    </style:style>
    <style:style style:name="T21" style:family="text">
      <style:text-properties fo:color="#2a6099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color="#2a6099" loext:opacity="100%" fo:font-style="italic" style:text-underline-style="none" fo:font-weight="bold" officeooo:rsid="0016972c" style:font-style-asian="italic" style:font-weight-asian="bold" style:font-style-complex="italic" style:font-weight-complex="bold"/>
    </style:style>
    <style:style style:name="T23" style:family="text">
      <style:text-properties officeooo:rsid="00195192"/>
    </style:style>
    <style:style style:name="T24" style:family="text">
      <style:text-properties officeooo:rsid="001973a2"/>
    </style:style>
    <style:style style:name="T25" style:family="text">
      <style:text-properties officeooo:rsid="001acb47"/>
    </style:style>
    <style:style style:name="T26" style:family="text">
      <style:text-properties officeooo:rsid="001d1be1"/>
    </style:style>
    <style:style style:name="T27" style:family="text">
      <style:text-properties officeooo:rsid="001ebcba"/>
    </style:style>
    <style:style style:name="T28" style:family="text">
      <style:text-properties fo:color="#00a933" loext:opacity="100%"/>
    </style:style>
    <style:style style:name="T29" style:family="text">
      <style:text-properties officeooo:rsid="001fa1d0"/>
    </style:style>
    <style:style style:name="T30" style:family="text">
      <style:text-properties fo:color="#bf0041" loext:opacity="100%" fo:font-weight="normal" style:font-weight-asian="normal" style:font-weight-complex="normal"/>
    </style:style>
    <style:style style:name="T31" style:family="text">
      <style:text-properties fo:color="#bf004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color="#bf0041" loext:opacity="100%" fo:font-style="normal" style:text-underline-style="none" fo:font-weight="normal" officeooo:rsid="001fa1d0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158466" loext:opacity="100%" fo:font-weight="normal" style:font-weight-asian="normal" style:font-weight-complex="normal"/>
    </style:style>
    <style:style style:name="T35" style:family="text">
      <style:text-properties fo:color="#158466" loext:opacity="100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158466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223d52"/>
    </style:style>
    <style:style style:name="T39" style:family="text">
      <style:text-properties officeooo:rsid="0022ccf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Básica do HTML</text:p>
      <text:p text:style-name="P1"/>
      <text:p text:style-name="P1">index – nome padrão (index.html)<text:line-break/><text:line-break/>O HTML basicamente consiste em três partes:<text:line-break/></text:p>
      <text:p text:style-name="P1"><text:span text:style-name="T4">Html</text:span>: <text:span text:style-name="T2">&lt;html&gt; <text:s/>&lt;/html&gt; - </text:span><text:span text:style-name="T6">tudo que tiver dentro dessa tag é html</text:span></text:p>
      <text:p text:style-name="P1"/>
      <text:p text:style-name="P3"><text:span text:style-name="T7">Dentro do html temos duas partes:<text:line-break/><text:line-break/></text:span><text:span text:style-name="T8">Cabeça</text:span><text:span text:style-name="T7">: </text:span><text:span text:style-name="T3">&lt;head&gt; &lt;/head&gt; -</text:span><text:span text:style-name="T7"> cabeçario – coisas que serão carregadas antes de aparecer para o usuário.</text:span></text:p>
      <text:p text:style-name="P1"><text:span text:style-name="T6">Ex: &lt;title&gt;&lt;/title&gt;</text:span></text:p>
      <text:p text:style-name="P4"/>
      <text:p text:style-name="P3"><text:span text:style-name="T8">Corpo</text:span><text:span text:style-name="T7">: </text:span><text:span text:style-name="T3">&lt;body&gt; &lt;/body&gt; - </text:span><text:span text:style-name="T7">tudo que tiver entre o body são coisas que vão aparecer para o usuário.</text:span></text:p>
      <text:p text:style-name="P3"/>
      <text:p text:style-name="P26"/>
      <text:p text:style-name="P10">TAGs – <text:span text:style-name="T18">são elementos usados para estruturar e organizar o conteúdo de uma página web. Funcionam como marcadores, indicando ao navegador o que é um título, um parágrafo, uma imagem, um link, etc.</text:span></text:p>
      <text:p text:style-name="P6">Algumas tags não possuem fechamento(&lt;/&gt;) - <text:span text:style-name="T19">&lt;img - &lt;br&gt; - &lt;hr&gt; - &lt;input&gt;</text:span> - são chamadas de <text:span text:style-name="T4">tags vazias</text:span> ou <text:span text:style-name="T4">self-closing</text:span></text:p>
      <text:p text:style-name="P20"/>
      <text:p text:style-name="P13">Exemplos de Tags:</text:p>
      <text:p text:style-name="P12">Estrutura básica </text:p>
      <text:p text:style-name="P2">&lt;html&gt;</text:p>
      <text:p text:style-name="P2">&lt;head&gt;</text:p>
      <text:p text:style-name="P2">&lt;title&gt;</text:p>
      <text:p text:style-name="P2">&lt;body&gt;</text:p>
      <text:p text:style-name="P5"/>
      <text:p text:style-name="P11">Texto </text:p>
      <text:p text:style-name="P1">&lt;h1&gt; até &lt;h6&gt; <text:s text:c="2"/>→ Títulos</text:p>
      <text:p text:style-name="P1">&lt;p&gt; <text:s text:c="12"/><text:tab/> <text:s text:c="2"/>→ Parágrafo</text:p>
      <text:p text:style-name="P1">&lt;strong&gt; <text:s text:c="11"/>→ Negrito semântico</text:p>
      <text:p text:style-name="P1">&lt;em&gt; <text:s text:c="16"/>→ Ênfase</text:p>
      <text:p text:style-name="P1">&lt;<text:span text:style-name="T18">i&gt;<text:tab/><text:tab/> <text:s text:c="2"/>→ itálico</text:span></text:p>
      <text:p text:style-name="P1">&lt;<text:span text:style-name="T25">mark&gt; <text:tab/> <text:s text:c="2"/>→ marca texto</text:span></text:p>
      <text:p text:style-name="P1">&lt;<text:span text:style-name="T39">small</text:span><text:span text:style-name="T38">&gt;<text:tab/> <text:s text:c="2"/>→ </text:span><text:span text:style-name="T39">deixa o texto menor</text:span></text:p>
      <text:p text:style-name="P1"/>
      <text:p text:style-name="P11">Links e Mídia </text:p>
      <text:p text:style-name="P1">&lt;a&gt; <text:s text:c="8"/>→ Link</text:p>
      <text:p text:style-name="P1">&lt;img&gt; <text:s text:c="3"/>→ Imagem</text:p>
      <text:p text:style-name="P1">&lt;video&gt;</text:p>
      <text:p text:style-name="P1">&lt;audio&gt;</text:p>
      <text:p text:style-name="P1"/>
      <text:p text:style-name="P11">Organização </text:p>
      <text:p text:style-name="P1">&lt;div&gt; <text:s text:c="7"/>→ Divisão genérica</text:p>
      <text:p text:style-name="P1">&lt;span&gt; <text:s text:c="5"/>→ Elemento em linha</text:p>
      <text:p text:style-name="P1">&lt;section&gt; <text:s/>→ Seção</text:p>
      <text:p text:style-name="P1">&lt;header&gt; <text:s/>→ Cabeçalho</text:p>
      <text:p text:style-name="P24">&lt;footer&gt; <text:s text:c="2"/>→ Rodapé</text:p>
      <text:p text:style-name="P24">&lt;<text:span text:style-name="T38">hr&gt;<text:tab/> <text:s text:c="4"/>→ traça uma linha </text:span></text:p>
      <text:p text:style-name="P1"><text:soft-page-break/></text:p>
      <text:p text:style-name="P1"/>
      <text:p text:style-name="P22"><text:span text:style-name="T21">Atributos de Tags:</text:span></text:p>
      <text:p text:style-name="P14"><text:span text:style-name="T15">São propriedades/</text:span><text:span text:style-name="T16">informaçoes</text:span><text:span text:style-name="T15"> que uma tag pode ter – temos as</text:span> globais <text:span text:style-name="T15">e</text:span> específicas <text:span text:style-name="T15">de cada tag.</text:span></text:p>
      <text:p text:style-name="P15"><text:span text:style-name="T16">Estrutura do atributo</text:span><text:span text:style-name="T15">: &lt;</text:span><text:span text:style-name="T16">tag </text:span><text:span text:style-name="T20">atributo = “valor”</text:span><text:span text:style-name="T16">&gt; - ex: &lt;strong </text:span><text:span text:style-name="T20">id= “titulo”</text:span><text:span text:style-name="T16">&gt;Meu HTML&lt;/strong&gt;</text:span></text:p>
      <text:p text:style-name="P14"/>
      <text:p text:style-name="P16">Globais</text:p>
      <text:p text:style-name="P7">Usados em praticamente qualquer tag HTML</text:p>
      <text:p text:style-name="P7">Exemplo:</text:p>
      <text:p text:style-name="P9">id: <text:span text:style-name="T15"><text:s/>identificador único do elemento - &lt;div </text:span>id<text:span text:style-name="T15">= “menu”&gt;&lt;/div&gt;</text:span></text:p>
      <text:p text:style-name="P9">class: <text:span text:style-name="T15">define uma classe para estilização com CSS ou manipulação com JavaScript.</text:span></text:p>
      <text:p text:style-name="P9"><text:span text:style-name="T15"><text:tab/> &lt;p </text:span>class<text:span text:style-name="T15">= “texto-destaque”&gt;&lt;/p&gt;</text:span></text:p>
      <text:p text:style-name="P9">style: <text:span text:style-name="T15">aplica CSS diretamente na tag - &lt;p </text:span>style<text:span text:style-name="T15">= “color: red;”&gt;&lt;/p&gt;</text:span></text:p>
      <text:p text:style-name="P9">title: <text:span text:style-name="T15">exibe uma dica ao passar o mouse - &lt;p </text:span>title<text:span text:style-name="T15">= “Informação adicional”&gt;Texto&lt;/p&gt;</text:span></text:p>
      <text:p text:style-name="P9">hidden: <text:span text:style-name="T15">oculta o elemento - &lt;p </text:span>hidden<text:span text:style-name="T15">&gt;Texto escondido&lt;/p&gt;</text:span></text:p>
      <text:p text:style-name="P9">data-*: <text:span text:style-name="T15">armazena dados personalizados - &lt;div </text:span>data-id<text:span text:style-name="T15">= “123”&gt;&lt;/div&gt;</text:span></text:p>
      <text:p text:style-name="P9"/>
      <text:p text:style-name="P16">Específicos</text:p>
      <text:p text:style-name="P7">Funcionam apenas em determinadas tags</text:p>
      <text:p text:style-name="P7">Exemplo:</text:p>
      <text:p text:style-name="P9">href: <text:span text:style-name="T15">somente em &lt;a&gt; - define o destino do link - &lt;a </text:span>href<text:span text:style-name="T15">= “</text:span><text:a xlink:type="simple" xlink:href="https://google.com/" text:style-name="Internet_20_link" text:visited-style-name="Visited_20_Internet_20_Link"><text:span text:style-name="T15">https://google.com</text:span></text:a><text:span text:style-name="T15">”&gt;Google&lt;a&gt;</text:span></text:p>
      <text:p text:style-name="P9">src: <text:span text:style-name="T15">imagem, vídeo, script – define origem do arquivo - &lt;img </text:span>src<text:span text:style-name="T15">= “image.jpg”&gt;</text:span></text:p>
      <text:p text:style-name="P9">alt: <text:span text:style-name="T15">imagem – texto alternativo para acessibilidade - &lt;img </text:span>src<text:span text:style-name="T15">= “foto.jpg” </text:span>alt<text:span text:style-name="T15">= “Foto de Perfil”&gt;</text:span></text:p>
      <text:p text:style-name="P9">type: <text:span text:style-name="T15">input, button, script – define o tipo do elemento - &lt;input </text:span>type<text:span text:style-name="T15">= “text”&gt; </text:span></text:p>
      <text:p text:style-name="P9"><text:span text:style-name="T15"><text:tab/><text:tab/><text:tab/><text:tab/><text:tab/><text:tab/><text:tab/> <text:s text:c="3"/>- &lt;input </text:span>type<text:span text:style-name="T15">= “passaword”&gt;</text:span></text:p>
      <text:p text:style-name="P9">placeholder:<text:span text:style-name="T15"> input – texto de orientação dentro do campo </text:span></text:p>
      <text:p text:style-name="P9"><text:span text:style-name="T15"><text:tab/> <text:s text:c="8"/>&lt;input </text:span>type<text:span text:style-name="T15">= “text” </text:span>placeholder<text:span text:style-name="T15">= “Digite seu nome”&gt;</text:span></text:p>
      <text:p text:style-name="P9">disabled: <text:span text:style-name="T15">desativa um elemento – input, button - &lt;button </text:span>disabled&gt;<text:span text:style-name="T15">Enviar&lt;/button&gt;</text:span></text:p>
      <text:p text:style-name="P9"/>
      <text:p text:style-name="P17">Tipografia – Textos</text:p>
      <text:p text:style-name="P8">Conjunto de elementos que definem a apresentação do texto, como tipo de fonte, tamanho, estilo (itálico), espaçamento e alinhamento. No HTML, a tipografia é definida principalmente por tags semânticas de texto e CSS (estilização)</text:p>
      <text:p text:style-name="P8"/>
      <text:p text:style-name="P21"><text:span text:style-name="T22">Títulos:</text:span><text:span text:style-name="T10"> &lt;h1&gt; até &lt;h6&gt;</text:span></text:p>
      <text:p text:style-name="P8"><text:tab/> <text:s/>&lt;h1&gt;Título&lt;/h1)</text:p>
      <text:p text:style-name="P8"><text:tab/> <text:s/>&lt;h2&gt;Subtítulo&lt;/h2&gt;</text:p>
      <text:p text:style-name="P8"/>
      <text:p text:style-name="P21"><text:span text:style-name="T22">Parágrafo:</text:span><text:span text:style-name="T10"> &lt;p&gt; - define blocos de texto</text:span></text:p>
      <text:p text:style-name="P8"><text:tab/> <text:s text:c="6"/>&lt;p&gt;Este é um parágrafo.&lt;/p&gt;</text:p>
      <text:p text:style-name="P8"/>
      <text:p text:style-name="P21"><text:span text:style-name="T22">Ênfase e importância:</text:span><text:span text:style-name="T10"> &lt;strong → Importância (negrito semântico) - &lt;em&gt;→ Ênfase (itálico semântico)</text:span></text:p>
      <text:p text:style-name="P8">&lt;strong&gt;Texto importante&lt;/strong&gt;</text:p>
      <text:p text:style-name="P8">&lt;em&gt;Texto enfatizado&lt;/em&gt;</text:p>
      <text:p text:style-name="P8"/>
      <text:p text:style-name="P19">Outras tipografias<text:tab/><text:tab/><text:tab/><text:tab/><text:tab/><text:tab/><text:tab/><text:span text:style-name="T23">Exemplo</text:span></text:p>
      <text:p text:style-name="P8">&lt;mark&gt; <text:s text:c="3"/>→ Destaca texto<text:tab/><text:tab/><text:tab/><text:tab/><text:tab/>&lt;mark&gt;Destaque&lt;/mark&gt;</text:p>
      <text:p text:style-name="P8">&lt;small&gt; <text:s text:c="2"/>→ Texto menor<text:tab/><text:tab/><text:tab/><text:tab/><text:tab/>&lt;small&gt;Observação&lt;/small&gt;</text:p>
      <text:p text:style-name="P8">&lt;del&gt; <text:s text:c="4"/>→ Texto riscado</text:p>
      <text:p text:style-name="P8">&lt;ins&gt; <text:s text:c="4"/>→ Texto inserido (sublinhado)</text:p>
      <text:p text:style-name="P8">&lt;sub&gt; <text:s text:c="4"/>→ Subscrito<text:tab/><text:tab/><text:tab/><text:tab/><text:tab/><text:tab/>H&lt;sub&gt;2&lt;/sub&gt;O</text:p>
      <text:p text:style-name="P8"><text:soft-page-break/>&lt;sup&gt; <text:s text:c="4"/>→ Sobrescrito<text:tab/><text:tab/><text:tab/><text:tab/><text:tab/>x&lt;sup&gt;2&lt;/sup&gt;</text:p>
      <text:p text:style-name="P8">&lt;<text:span text:style-name="T24">blockquote&gt; → citação “desprende” do texto</text:span></text:p>
      <text:p text:style-name="P18">Listas </text:p>
      <text:p text:style-name="P36">Elementos usados para organizar informações em sequência ou agrupamentos. Servem para organizar conteúdo, melhorar legibilidade, estruturar menus, criar navegação e exibir etapas ou itens. Existem a lista Ordenada, a Não Ordenada e a de Definição.</text:p>
      <text:p text:style-name="P36"/>
      <text:p text:style-name="P29">Lista <text:span text:style-name="T26">O</text:span>rdenada - &lt;<text:span text:style-name="T26">ol&gt;</text:span></text:p>
      <text:p text:style-name="P36">Quando a ordem importa. Usado para passo a passo, ranking, sequência.</text:p>
      <text:p text:style-name="P41"/>
      <text:p text:style-name="P36">&lt;ol&gt;</text:p>
      <text:p text:style-name="P36"><text:s text:c="2"/>&lt;li&gt;Estudar HTML&lt;/li&gt;<text:tab/><text:tab/><text:tab/>1. Estudar HTML</text:p>
      <text:p text:style-name="P36"><text:s text:c="2"/>&lt;li&gt;Estudar CSS&lt;/li&gt;<text:tab/><text:tab/><text:tab/>2. Estudar CSS</text:p>
      <text:p text:style-name="P36"><text:s text:c="2"/>&lt;li&gt;Estudar JavaScript&lt;/li&gt;<text:tab/><text:tab/><text:tab/>3. Estudar JavaScript</text:p>
      <text:p text:style-name="P36">&lt;/ol&gt;</text:p>
      <text:p text:style-name="P32">Atribudos importantes:</text:p>
      <text:p text:style-name="P34">type: <text:span text:style-name="T15">define o tipo de marcador - &lt;ol type = “A”&gt;</text:span></text:p>
      <text:p text:style-name="P34">start: <text:span text:style-name="T15">define número inicial. - &lt;ol start= “5”&gt;</text:span></text:p>
      <text:p text:style-name="P34"><text:span text:style-name="T15"/></text:p>
      <text:p text:style-name="P34"><text:span text:style-name="T15"/></text:p>
      <text:p text:style-name="P29">Lista <text:span text:style-name="T26">Não O</text:span>rdenada - &lt;<text:span text:style-name="T26">ul&gt;</text:span></text:p>
      <text:p text:style-name="P36">Usado quando a ordem não importa. Usado para agrupamento simples.</text:p>
      <text:p text:style-name="P41"/>
      <text:p text:style-name="P36">&lt;ul&gt;</text:p>
      <text:p text:style-name="P36"><text:s text:c="2"/>&lt;li&gt;Maçã&lt;/li&gt;<text:tab/><text:tab/>* <text:s/>Maçã</text:p>
      <text:p text:style-name="P36"><text:s text:c="2"/>&lt;li&gt;Banana&lt;/li&gt;<text:tab/><text:tab/>* <text:s/>Banana</text:p>
      <text:p text:style-name="P36"><text:s text:c="2"/>&lt;li&gt;Laranja&lt;/li&gt;<text:tab/><text:tab/>* <text:s/>Laranja</text:p>
      <text:p text:style-name="P36">&lt;/ul&gt;</text:p>
      <text:p text:style-name="P36"/>
      <text:p text:style-name="P36">Marcadores podem ser alterados com CSS – tipos comuns: disc(padrão), circle, square e none</text:p>
      <text:p text:style-name="P44">css</text:p>
      <text:p text:style-name="P36">ul {</text:p>
      <text:p text:style-name="P36"><text:s text:c="2"/>list-style-type: square;</text:p>
      <text:p text:style-name="P36">}</text:p>
      <text:p text:style-name="P36"/>
      <text:p text:style-name="P29">Lista <text:span text:style-name="T26">de Definição</text:span> - &lt;<text:span text:style-name="T26">dl&gt;</text:span></text:p>
      <text:p text:style-name="P36">Define termos e descrições. Usado para conceitos e definições.</text:p>
      <text:p text:style-name="P43"/>
      <text:p text:style-name="P46"><text:span text:style-name="Source_20_Text"><text:span text:style-name="T11">&lt;dl&gt;</text:span></text:span><text:span text:style-name="T11"> → lista de definição</text:span></text:p>
      <text:p text:style-name="P46"><text:span text:style-name="Source_20_Text"><text:span text:style-name="T11">&lt;dt&gt;</text:span></text:span><text:span text:style-name="T11"> → termo</text:span></text:p>
      <text:p text:style-name="P46"><text:span text:style-name="Source_20_Text"><text:span text:style-name="T11">&lt;dd&gt;</text:span></text:span><text:span text:style-name="T11"> → descrição</text:span></text:p>
      <text:p text:style-name="P47"><text:span text:style-name="T11"/></text:p>
      <text:p text:style-name="P46"><text:span text:style-name="T11">&lt;dl&gt;</text:span></text:p>
      <text:p text:style-name="P46"><text:span text:style-name="T11"><text:s text:c="2"/>&lt;dt&gt;HTML&lt;/dt&gt;</text:span></text:p>
      <text:p text:style-name="P46"><text:span text:style-name="T11"><text:s text:c="2"/>&lt;dd&gt;Linguagem de marcação&lt;/dd&gt;</text:span></text:p>
      <text:p text:style-name="P46"><text:span text:style-name="T11"/></text:p>
      <text:p text:style-name="P46"><text:span text:style-name="T11"><text:s text:c="2"/>&lt;dt&gt;CSS&lt;/dt&gt;</text:span></text:p>
      <text:p text:style-name="P46"><text:span text:style-name="T11"><text:s text:c="2"/>&lt;dd&gt;Linguagem de estilização&lt;/dd&gt;</text:span></text:p>
      <text:p text:style-name="P46"><text:span text:style-name="T11">&lt;/dl&gt;</text:span></text:p>
      <text:p text:style-name="P36"/>
      <text:p text:style-name="P36"/>
      <text:p text:style-name="P31">Links</text:p>
      <text:p text:style-name="P37"><text:soft-page-break/>Elementos <text:span text:style-name="T27">que permitem navegar entre páginas, ir para outros sites, ir para arquivos, ir para partes específicas da mesma página, enviar e-mail, iniciar ligações. São criados com a tag &lt;a&gt;.</text:span></text:p>
      <text:p text:style-name="P37">&lt;a <text:span text:style-name="T1">href</text:span>="<text:span text:style-name="T28">https://google.com</text:span>"&gt;Ir para o Google&lt;/a&gt;</text:p>
      <text:p text:style-name="P37">&lt;<text:span text:style-name="T27">a&gt; → anchor (âncora)</text:span></text:p>
      <text:p text:style-name="P39">href → destino do link <text:span text:style-name="T29">(externo/interno)</text:span> - <text:span text:style-name="T5">obrigatório</text:span></text:p>
      <text:p text:style-name="P39">Texto entre as tags → parte clicável</text:p>
      <text:p text:style-name="P39"/>
      <text:p text:style-name="P30">Atributos importantes.</text:p>
      <text:p text:style-name="P40">→ href (obrigatório) – define o destino do link que pode ser externo e interno.</text:p>
      <text:p text:style-name="P35">Externo: <text:span text:style-name="T15"><text:s/>&lt;a </text:span><text:span text:style-name="T30">href</text:span><text:span text:style-name="T15">= "</text:span><text:a xlink:type="simple" xlink:href="https://www.google.com/" text:style-name="Internet_20_link" text:visited-style-name="Visited_20_Internet_20_Link"><text:span text:style-name="T15">https://www.google.com</text:span></text:a><text:span text:style-name="T15">"&gt;Google&lt;/a&gt;</text:span></text:p>
      <text:p text:style-name="P27"><text:span text:style-name="T14">Interno: <text:s/></text:span><text:span text:style-name="T12">&lt;a </text:span><text:span text:style-name="T32">href</text:span><text:span text:style-name="T12">="contato.html"&gt;Contato&lt;/a&gt; </text:span></text:p>
      <text:p text:style-name="P27"><text:span text:style-name="T12"/></text:p>
      <text:p text:style-name="P27"><text:span text:style-name="T12">→ âncora (</text:span><text:span text:style-name="T14">mesma página</text:span><text:span text:style-name="T12">)</text:span></text:p>
      <text:p text:style-name="P45"><text:span text:style-name="T9">Primeiro define um </text:span><text:span text:style-name="T13">id</text:span><text:span text:style-name="T9">: &lt;h2 </text:span><text:span text:style-name="T31">id</text:span><text:span text:style-name="T9">="</text:span><text:span text:style-name="T36">sobre</text:span><text:span text:style-name="T9">"&gt;Sobre&lt;/h2&gt;</text:span></text:p>
      <text:p text:style-name="P45"><text:span text:style-name="T9">Depois </text:span><text:span text:style-name="T13">cria </text:span><text:span text:style-name="T9">o link: &lt;a </text:span><text:span text:style-name="T31">href</text:span><text:span text:style-name="T9">="</text:span><text:span text:style-name="T36">#sobre</text:span><text:span text:style-name="T9">"&gt;Ir para Sobre&lt;/a&gt;</text:span></text:p>
      <text:p text:style-name="P45"><text:span text:style-name="T9"/></text:p>
      <text:p text:style-name="P45"><text:span text:style-name="T9">→ e-mail: &lt;a </text:span><text:span text:style-name="T31">href</text:span><text:span text:style-name="T9">="mailto:email@email.com"&gt;Enviar e-mail&lt;/a&gt;</text:span></text:p>
      <text:p text:style-name="P45"><text:span text:style-name="T9"/></text:p>
      <text:p text:style-name="P45"><text:span text:style-name="T9">→ telefone: &lt;a </text:span><text:span text:style-name="T31">href</text:span><text:span text:style-name="T9">="tel:11999999999"&gt;Ligar&lt;/a&gt;</text:span></text:p>
      <text:p text:style-name="P36"/>
      <text:p text:style-name="P36">→ <text:span text:style-name="T29">target – define onde o link será aberto, se na mesma aba ou em uma nova aba.</text:span></text:p>
      <text:p text:style-name="P35">Mesma aba - <text:span text:style-name="T15">_self (padrão): &lt;a </text:span><text:span text:style-name="T30">href</text:span><text:span text:style-name="T15">="https://google.com" </text:span><text:span text:style-name="T30">target</text:span><text:span text:style-name="T15">="</text:span><text:span text:style-name="T34">_self</text:span><text:span text:style-name="T15">"&gt;</text:span></text:p>
      <text:p text:style-name="P35">Nova aba - <text:span text:style-name="T15">_blank: &lt;a </text:span><text:span text:style-name="T30">href</text:span><text:span text:style-name="T15">="https://google.com" </text:span><text:span text:style-name="T30">target</text:span><text:span text:style-name="T15">="</text:span><text:span text:style-name="T34">_blank</text:span><text:span text:style-name="T15">"&gt;</text:span></text:p>
      <text:p text:style-name="P35"><text:span text:style-name="T15"/></text:p>
      <text:p text:style-name="P35"><text:span text:style-name="T15">→ title – mostra dica ao passar o mouse </text:span><text:span text:style-name="T17">em cima do link</text:span><text:span text:style-name="T15">.</text:span></text:p>
      <text:p text:style-name="P35"><text:span text:style-name="T15">&lt;a </text:span><text:span text:style-name="T30">href</text:span><text:span text:style-name="T15">="contato.html" </text:span><text:span text:style-name="T30">title</text:span><text:span text:style-name="T15">="Ir para página de contato"&gt;</text:span></text:p>
      <text:p text:style-name="P35"><text:span text:style-name="T15">Contato</text:span></text:p>
      <text:p text:style-name="P35"><text:span text:style-name="T15">&lt;/a&gt;</text:span></text:p>
      <text:p text:style-name="P35"><text:span text:style-name="T15"/></text:p>
      <text:p text:style-name="P42">Link como imagem –<text:span text:style-name="T37"> transforma imagem em link.</text:span></text:p>
      <text:p text:style-name="P42"><text:span text:style-name="T37">&lt;a </text:span><text:span text:style-name="T33">href</text:span><text:span text:style-name="T37">="</text:span><text:span text:style-name="T35">home.html</text:span><text:span text:style-name="T37">"&gt;</text:span></text:p>
      <text:p text:style-name="P42"><text:span text:style-name="T37"><text:s text:c="2"/>&lt;img </text:span><text:span text:style-name="T33">src</text:span><text:span text:style-name="T37">="</text:span><text:span text:style-name="T35">logo.png</text:span><text:span text:style-name="T37">" </text:span><text:span text:style-name="T33">alt</text:span><text:span text:style-name="T37">="</text:span><text:span text:style-name="T35">Logo do site</text:span><text:span text:style-name="T37">"&gt;</text:span></text:p>
      <text:p text:style-name="P42"><text:span text:style-name="T37">&lt;/a&gt;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20:48:55.698000000</meta:creation-date>
    <meta:generator>LibreOffice/7.5.0.3$Windows_X86_64 LibreOffice_project/c21113d003cd3efa8c53188764377a8272d9d6de</meta:generator>
    <dc:date>2026-02-14T16:06:01.780000000</dc:date>
    <meta:editing-duration>P1DT19H9M35S</meta:editing-duration>
    <meta:editing-cycles>16</meta:editing-cycles>
    <meta:document-statistic meta:table-count="0" meta:image-count="0" meta:object-count="0" meta:page-count="4" meta:paragraph-count="137" meta:word-count="833" meta:character-count="5803" meta:non-whitespace-character-count="4871"/>
  </office:meta>
</office:document-meta>
</file>